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Rich Traube</text:h>
      <text:p text:style-name="First_20_paragraph">252 Linden Street, Moorestown, NJ 08057 | rich.traube@gmail.com | (773) 964-2941<text:line-break/><text:a xlink:type="simple" xlink:href="https://www.linkedin.com/in/richtraube" office:name=""><text:span text:style-name="Definition">https://www.linkedin.com/in/richtraube</text:span></text:a></text:p>
      <text:p text:style-name="Text_20_body">I have extensive experience in library customer service in a high demand academic environment and bring computer expertise, leadership, reliability, and innovation to all projects and tasks. While looking for a full time opportunity in IT, I am also seeking part time office, administrative, and libray opportunities.</text:p>
      <text:p text:style-name="Text_20_body">Please see <text:a xlink:type="simple" xlink:href="https://github.com/trauber" office:name=""><text:span text:style-name="Definition">https://github.com/trauber</text:span></text:a> for information about software I have written; source code available.</text:p>
      <text:h text:style-name="Heading_20_2" text:outline-level="2">Education</text:h>
      <text:h text:style-name="Heading_20_3" text:outline-level="3">Network Learning Institute, Certified (CSCO12946171) - CCNA – 2015-2016</text:h>
      <text:p text:style-name="First_20_paragraph">Networking Fundamentals; LANs &amp; Switches; IPV4 Addressing &amp; Subnetting; Route Summarization; Access Control Lists; IPV6 Fundamentals; Spanning Tree Protocol; IPV4 Troubleshooting; Routing Protocols: OSPF, EIGRP &amp; Troubleshooting; WANS; IPV6 Troubleshooting - EIGRP &amp; OSPF; Network Management</text:p>
      <text:h text:style-name="Heading_20_3" text:outline-level="3">Network Learning Institute, Course work toward certfication - MSCA (MS Server 2012 R2) – 2015</text:h>
      <text:h text:style-name="Heading_20_3" text:outline-level="3">University of Chicago, Course work towards Bachelor of Arts - European History – 1976-1981</text:h>
      <text:h text:style-name="Heading_20_2" text:outline-level="2">Skills</text:h>
      <text:list text:style-name="L1">
        <text:list-item>
          <text:p text:style-name="P1">Computer: CCNA Certified; Microsoft Server 2012; Linux; Unix; bash; GitHub; perl; Access SQL; bibliographic management software; HTML; HTML e-mail; Javascript; PHP; MySQL; CSS; TeX and LaTeX; XSLT; document management</text:p>
        </text:list-item>
        <text:list-item>
          <text:p text:style-name="P1">Office: Research methods; Microsoft Office productivity (Excel, Word, and strong Microsoft Access); strong communication, complaint resolution skills (in-person, telephone, e-mail, IM); LibreOffice; data entry and data analysis; report writing and preparation; library reference services; scheduling; touch typing (60 wpm); document scanning; staff training; documentation</text:p>
        </text:list-item>
      </text:list>
      <text:h text:style-name="Heading_20_2" text:outline-level="2">Work Experience</text:h>
      <text:h text:style-name="Heading_20_3" text:outline-level="3"><text:span text:style-name="T1">University</text:span><text:span text:style-name="T2"> </text:span><text:span text:style-name="T3">of</text:span><text:span text:style-name="T4"> </text:span><text:span text:style-name="T5">Chicago,</text:span><text:span text:style-name="T6"> </text:span><text:span text:style-name="T7">Supervisor,</text:span><text:span text:style-name="T8"> </text:span><text:span text:style-name="T9">Social</text:span><text:span text:style-name="T10"> </text:span><text:span text:style-name="T11">Service</text:span><text:span text:style-name="T12"> </text:span><text:span text:style-name="T13">Administration</text:span><text:span text:style-name="T14"> </text:span><text:span text:style-name="T15">Library</text:span><text:span text:style-name="T16"> </text:span><text:span text:style-name="T17">–</text:span><text:span text:style-name="T18"> </text:span><text:span text:style-name="T19">2005-2011</text:span></text:h>
      <text:p text:style-name="First_20_paragraph">Directed all daily operations of university branch library; supervised staff of seven, managed staff hiring, training, scheduling, evaluation and helped with project development and oversight.</text:p>
      <text:list text:style-name="L2">
        <text:list-item>
          <text:p text:style-name="P2">Wrote, formatted, and maintained content for SSA Library’s web site and designed layout.</text:p>
        </text:list-item>
        <text:list-item>
          <text:p text:style-name="P2">Wrote documentation and standard operating procedures for various library functions.</text:p>
        </text:list-item>
        <text:list-item>
          <text:p text:style-name="P2">Used open source software to provide in-house web and mobile scheduling of employees.</text:p>
        </text:list-item>
        <text:list-item>
          <text:p text:style-name="P2">Wrote perl script to categorize social service research sources.</text:p>
        </text:list-item>
        <text:list-item>
          <text:p text:style-name="P2">Wrote an awk script to generate AutoHotkey macros to vastly accelerate input of journal citations and links from aggregators into the integrated library system.</text:p>
        </text:list-item>
        <text:list-item>
          <text:p text:style-name="P2">Served as Systems Liaison between SSA Library and University Library’s Systems Office.</text:p>
        </text:list-item>
        <text:list-item>
          <text:p text:style-name="P2">Assisted with reference work, specializing in assistance with reference management software and database use.</text:p>
        </text:list-item>
        <text:list-item>
          <text:p text:style-name="P2">Appointed member of Access committee for oversight of public services.</text:p>
        </text:list-item>
        <text:list-item>
          <text:p text:style-name="P2">Alpha and beta tester for new reserve module of the integrated library system.</text:p>
        </text:list-item>
      </text:list>
      <text:h text:style-name="Heading_20_3" text:outline-level="3"><text:span text:style-name="T20">University</text:span><text:span text:style-name="T21"> </text:span><text:span text:style-name="T22">of</text:span><text:span text:style-name="T23"> </text:span><text:span text:style-name="T24">Chicago,</text:span><text:span text:style-name="T25"> </text:span><text:span text:style-name="T26">Library</text:span><text:span text:style-name="T27"> </text:span><text:span text:style-name="T28">Assistant</text:span><text:span text:style-name="T29"> </text:span><text:span text:style-name="T30">II,</text:span><text:span text:style-name="T31"> </text:span><text:span text:style-name="T32">Regenstein</text:span><text:span text:style-name="T33"> </text:span><text:span text:style-name="T34">Library</text:span><text:span text:style-name="T35"> </text:span><text:span text:style-name="T36">Course</text:span><text:span text:style-name="T37"> </text:span><text:span text:style-name="T38">Reserves</text:span><text:span text:style-name="T39"> </text:span><text:span text:style-name="T40">–</text:span><text:span text:style-name="T41"> </text:span><text:span text:style-name="T42">2003-2005</text:span></text:h>
      <text:p text:style-name="First_20_paragraph">Processor in extremely busy university course reserve department: processed requests from faculty and their proxies; obtained sources; processed paper and digital content; created and maintained records in integrated library system.</text:p>
      <text:list text:style-name="L3">
        <text:list-item>
          <text:p text:style-name="P3">Wrote Microsoft Access queries to provide data for annual report.</text:p>
        </text:list-item>
        <text:list-item>
          <text:p text:style-name="P3">Improved various aspects of course reserve processing by creating Microsoft Access reports: book and article procurement; scanning triage; copyright compliance.</text:p>
        </text:list-item>
        <text:list-item>
          <text:p text:style-name="P3">Appointed member of committee to develop specifications for the new reserve module of the integrated library system, ARES.</text:p>
        </text:list-item>
      </text:list>
      <text:h text:style-name="Heading_20_2" text:outline-level="2">Previous Work Highlights</text:h>
      <text:list text:style-name="L4">
        <text:list-item>
          <text:p text:style-name="P4">Wrote for and maintained web sites.</text:p>
        </text:list-item>
        <text:list-item>
          <text:p text:style-name="P4">Wrote Microsoft Access reports to produce annual report tables and to improve course reserve processing.</text:p>
        </text:list-item>
        <text:list-item>
          <text:p text:style-name="P4">Improved on printed reserve catalog book with Microsoft Access generated web listings of books on library reserve for undergraduate courses; each title linked to real time circulation data in the integrated library system.</text:p>
        </text:list-item>
        <text:list-item>
          <text:p text:style-name="P4">Designed a new nroff based system to replace reserve index card catalog with a printed book.</text:p>
        </text:list-item>
        <text:list-item>
          <text:p text:style-name="P4">Wrote AskSam database for printing a catalog of books on reserve for law courses.</text:p>
        </text:list-item>
      </text:list>
      <text:h text:style-name="Heading_20_2" text:outline-level="2">Volunteer</text:h>
      <text:h text:style-name="Heading_20_3" text:outline-level="3"><text:span text:style-name="T43">Invention</text:span><text:span text:style-name="T44"> </text:span><text:span text:style-name="T45">Convention,</text:span><text:span text:style-name="T46"> </text:span><text:span text:style-name="T47">New</text:span><text:span text:style-name="T48"> </text:span><text:span text:style-name="T49">Albany</text:span><text:span text:style-name="T50"> </text:span><text:span text:style-name="T51">Elementary</text:span><text:span text:style-name="T52"> </text:span><text:span text:style-name="T53">School,</text:span><text:span text:style-name="T54"> </text:span><text:span text:style-name="T55">Data</text:span><text:span text:style-name="T56"> </text:span><text:span text:style-name="T57">Entry</text:span><text:span text:style-name="T58"> </text:span><text:span text:style-name="T59">–</text:span><text:span text:style-name="T60"> </text:span><text:span text:style-name="T61">2015</text:span></text:h>
      <text:list text:style-name="L5">
        <text:list-item>
          <text:p text:style-name="P5">Entered invention contest data into Microsoft Access database.</text:p>
        </text:list-item>
      </text:list>
      <text:h text:style-name="Heading_20_3" text:outline-level="3"><text:span text:style-name="T62">Moorestown</text:span><text:span text:style-name="T63"> </text:span><text:span text:style-name="T64">Public</text:span><text:span text:style-name="T65"> </text:span><text:span text:style-name="T66">Library,</text:span><text:span text:style-name="T67"> </text:span><text:span text:style-name="T68">Data</text:span><text:span text:style-name="T69"> </text:span><text:span text:style-name="T70">Entry/Database</text:span><text:span text:style-name="T71"> </text:span><text:span text:style-name="T72">Development</text:span><text:span text:style-name="T73"> </text:span><text:span text:style-name="T74">–</text:span><text:span text:style-name="T75"> </text:span><text:span text:style-name="T76">2011-2012</text:span></text:h>
      <text:list text:style-name="L6">
        <text:list-item>
          <text:p text:style-name="P6">Entered data and wrote prototype MySQL/PHP database and web interface for searching indices of Moorestown NJ newspape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